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9.34cm" fo:min-width="25.44cm" fo:padding-top="0.151cm" fo:padding-bottom="0.151cm" fo:padding-left="0.276cm" fo:padding-right="0.276cm" drawooo:fontwork-style="rotate" drawooo:fontwork-adjust="left" drawooo:fontwork-distance="-0.9cm" drawooo:fontwork-start="20.3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6.062cm" fo:min-width="7.228cm" fo:padding-top="0.151cm" fo:padding-bottom="0.151cm" fo:padding-left="0.276cm" fo:padding-right="0.276cm" draw:shadow="hidden" drawooo:fontwork-style="rotate" drawooo:fontwork-adjust="right" drawooo:fontwork-distance="0.2cm" drawooo:fontwork-start="5.8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32pt" style:font-size-asian="32pt" style:font-size-complex="32pt"/>
    </style:style>
    <style:style style:name="T1" style:family="text">
      <style:text-properties style:font-name="Times New 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All Physical Entities</text:span></text:p>
        </draw:path>
        <draw:path draw:style-name="gr2" draw:text-style-name="P2" draw:layer="layout" svg:width="8.86cm" svg:height="7.249cm" svg:x="11.25cm" svg:y="7.75cm" svg:viewBox="0 0 8861 7250" svg:d="M8861 3625c0 636-205 1261-594 1813-388 551-948 1008-1621 1326-674 319-1438 486-2216 486-777 0-1541-167-2215-486-673-318-1233-775-1621-1326-389-552-594-1177-594-1813s205-1261 594-1812c388-552 948-1009 1621-1327 674-319 1438-486 2215-486 778 0 1542 167 2216 486 673 318 1233 775 1621 1326 389 552 594 1177 594 1813z">
          <text:p text:style-name="P1"><text:span text:style-name="T1">Cats</text:span></text:p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0T13:51:41.924000000</meta:creation-date>
    <dc:date>2022-05-30T14:02:44.726000000</dc:date>
    <meta:editing-duration>PT10M15S</meta:editing-duration>
    <meta:editing-cycles>3</meta:editing-cycles>
    <meta:generator>LibreOffice/7.2.7.2$Windows_X86_64 LibreOffice_project/8d71d29d553c0f7dcbfa38fbfda25ee34cce99a2</meta:generator>
    <meta:document-statistic meta:object-count="2"/>
  </office:meta>
</office:document-meta>
</file>